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504cm" style:rel-column-width="28923*"/>
    </style:style>
    <style:style style:name="Tableau1.B" style:family="table-column">
      <style:table-column-properties style:column-width="0.889cm" style:rel-column-width="3425*"/>
    </style:style>
    <style:style style:name="Tableau1.C" style:family="table-column">
      <style:table-column-properties style:column-width="2.212cm" style:rel-column-width="8530*"/>
    </style:style>
    <style:style style:name="Tableau1.D" style:family="table-column">
      <style:table-column-properties style:column-width="2.282cm" style:rel-column-width="8802*"/>
    </style:style>
    <style:style style:name="Tableau1.E" style:family="table-column">
      <style:table-column-properties style:column-width="1.279cm" style:rel-column-width="4928*"/>
    </style:style>
    <style:style style:name="Tableau1.F" style:family="table-column">
      <style:table-column-properties style:column-width="2.835cm" style:rel-column-width="10927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F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F3" style:family="table-cell">
      <style:table-cell-properties fo:padding="0cm" fo:border="none" style:writing-mode="page"/>
    </style:style>
    <style:style style:name="Tableau1.4" style:family="table-row">
      <style:table-row-properties style:min-row-height="0.397cm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F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F5" style:family="table-cell">
      <style:table-cell-properties fo:padding="0cm" fo:border="none" style:writing-mode="page"/>
    </style:style>
    <style:style style:name="Tableau1.6" style:family="table-row">
      <style:table-row-properties style:min-row-height="0.42cm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F6" style:family="table-cell">
      <style:table-cell-properties fo:padding="0cm" fo:border="none" style:writing-mode="page"/>
    </style:style>
    <style:style style:name="Tableau2" style:family="table">
      <style:table-properties style:width="6.482cm" fo:margin-left="10.634cm" table:align="left"/>
    </style:style>
    <style:style style:name="Tableau2.A" style:family="table-column">
      <style:table-column-properties style:column-width="1.699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381cm"/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5.997cm" table:align="left"/>
    </style:style>
    <style:style style:name="Tableau3.A" style:family="table-column">
      <style:table-column-properties style:column-width="5.997cm"/>
    </style:style>
    <style:style style:name="Tableau3.A1" style:family="table-cell">
      <style:table-cell-properties fo:padding="0.097cm" fo:border="0.5pt solid #000000"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Table_20_Contents">
      <style:paragraph-properties fo:line-height="115%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Contents">
      <style:paragraph-properties fo:line-height="115%" fo:text-align="center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line-height="115%" fo:text-align="end" style:justify-single-word="false"/>
      <style:text-properties style:font-name="Liberation Mono" fo:font-size="8pt" fo:font-style="normal" fo:font-weight="normal" officeooo:rsid="00ef8948" officeooo:paragraph-rsid="00ef8948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Liberation Mono" fo:font-size="8pt" fo:font-style="normal" fo:font-weight="normal" officeooo:rsid="00ef8948" officeooo:paragraph-rsid="00f59c88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line-height="115%"/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line-height="115%"/>
      <style:text-properties style:font-name="Liberation Mono" fo:font-size="10pt" fo:font-style="normal" fo:font-weight="normal" officeooo:rsid="00ef8948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line-height="115%" fo:text-align="end" style:justify-single-word="false"/>
      <style:text-properties style:font-name="Liberation Mono" fo:font-size="22pt" fo:font-style="normal" fo:font-weight="bold" officeooo:rsid="00ef8948" officeooo:paragraph-rsid="00ef8948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15%"/>
      <style:text-properties style:font-name="Liberation Mono" fo:font-size="10pt" fo:font-style="normal" fo:font-weight="normal" officeooo:paragraph-rsid="001baee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15%"/>
      <style:text-properties style:font-name="Liberation Mono" fo:font-size="10pt" fo:font-style="normal" fo:font-weight="normal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ef8948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0fd30da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line-height="115%"/>
      <style:text-properties style:font-name="Liberation Mono" fo:font-size="10pt" fo:font-style="normal" fo:font-weight="normal" officeooo:rsid="01143ca8" officeooo:paragraph-rsid="01143ca8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line-height="115%"/>
      <style:text-properties style:font-name="Liberation Mono" fo:font-size="10pt" fo:font-style="normal" fo:font-weight="bold" officeooo:rsid="0021938f" officeooo:paragraph-rsid="010c85ac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5.08cm" fo:line-height="115%" fo:text-indent="0cm" style:auto-text-indent="false"/>
      <style:text-properties style:font-name="Liberation Mono" fo:font-size="10pt" fo:font-style="normal" fo:font-weight="normal" officeooo:rsid="0021938f" officeooo:paragraph-rsid="010c85a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line-height="115%"/>
      <style:text-properties style:font-name="Liberation Mono" fo:font-size="10pt" fo:font-style="normal" fo:font-weight="normal" officeooo:rsid="00423fc1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line-height="115%" fo:text-align="end" style:justify-single-word="false"/>
      <style:text-properties style:font-name="Liberation Mono" fo:font-size="10pt" fo:font-style="normal" fo:font-weight="normal" officeooo:rsid="00d7aa74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line-height="115%"/>
      <style:text-properties style:font-name="Liberation Mono" fo:font-size="10pt" fo:font-style="normal" fo:font-weight="normal" officeooo:paragraph-rsid="00d7aa74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Liberation Mono" fo:font-size="10pt" fo:font-style="normal" fo:font-weight="normal" officeooo:paragraph-rsid="0119383a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line-height="115%"/>
      <style:text-properties style:font-name="Liberation Mono" fo:font-size="10pt" fo:font-style="normal" fo:font-weight="normal" officeooo:rsid="0115a7c0" officeooo:paragraph-rsid="0115a7c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115%"/>
      <style:text-properties style:font-name="Liberation Mono" fo:font-size="10pt" fo:font-style="normal" fo:font-weight="normal" officeooo:rsid="0115a7c0" officeooo:paragraph-rsid="0119383a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line-height="115%"/>
      <style:text-properties style:font-name="Liberation Mono" fo:font-size="10pt" fo:font-style="normal" fo:font-weight="normal" officeooo:rsid="0021938f" officeooo:paragraph-rsid="0119383a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Liberation Mono" fo:font-size="10pt" fo:font-style="normal" fo:font-weight="normal" officeooo:rsid="0021938f" officeooo:paragraph-rsid="00f59c88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P3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1763d4" style:font-size-asian="8pt" style:font-size-complex="8pt"/>
    </style:style>
    <style:style style:name="P3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P34" style:family="paragraph">
      <style:paragraph-properties fo:text-align="center"/>
    </style:style>
    <style:style style:name="T1" style:family="text">
      <style:text-properties officeooo:rsid="0100e41b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da37ce" style:font-size-asian="8pt" style:font-size-complex="8pt"/>
    </style:style>
    <style:style style:name="T4" style:family="text">
      <style:text-properties fo:font-size="8pt" officeooo:rsid="00e831e4" style:font-size-asian="8pt" style:font-size-complex="8pt"/>
    </style:style>
    <style:style style:name="T5" style:family="text">
      <style:text-properties officeooo:rsid="00f59c88"/>
    </style:style>
    <style:style style:name="T6" style:family="text">
      <style:text-properties officeooo:rsid="0115a7c0"/>
    </style:style>
    <style:style style:name="T7" style:family="text">
      <style:text-properties officeooo:rsid="011c3bad"/>
    </style:style>
    <style:style style:name="T8" style:family="text">
      <style:text-properties officeooo:rsid="0021938f"/>
    </style:style>
    <style:style style:name="T9" style:family="text">
      <style:text-properties officeooo:rsid="011763d4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8pt" officeooo:rsid="00da37ce" style:font-size-asian="8pt" style:font-size-complex="8pt"/>
    </style:style>
    <style:style style:name="T12" style:family="text">
      <style:text-properties style:font-name="Liberation Serif" fo:font-size="8pt" officeooo:rsid="011763d4" style:font-size-asian="8pt" style:font-size-complex="8pt"/>
    </style:style>
    <style:style style:name="T13" style:family="text">
      <style:text-properties style:font-name="Liberation Serif" fo:font-size="8pt" officeooo:rsid="00e831e4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CITY"/>
        <text:variable-decl office:value-type="string" text:name="SCHOOL_ZIPCODE"/>
        <text:variable-decl office:value-type="string" text:name="SCHOOL_NAME"/>
        <text:variable-decl office:value-type="string" text:name="USER_NUM_INSCR"/>
        <text:variable-decl office:value-type="string" text:name="DESCRIPTIONS"/>
        <text:variable-decl office:value-type="string" text:name="QUANTITES"/>
        <text:variable-decl office:value-type="currency" office:currency="EUR" text:name="TOTAL_TTC"/>
        <text:variable-decl office:value-type="currency" office:currency="EUR" text:name="TOTAL_HT"/>
        <text:variable-decl office:value-type="currency" office:currency="EUR" text:name="TOTAL_TVA"/>
        <text:variable-decl office:value-type="string" text:name="ARTICLES_PU"/>
        <text:variable-decl office:value-type="string" text:name="ARTICLES_HT"/>
        <text:variable-decl office:value-type="string" text:name="ARTICLES_TVA"/>
        <text:variable-decl office:value-type="string" text:name="ARTICLES_TTC"/>
        <text:variable-decl office:value-type="string" text:name="LIST_TVA"/>
        <text:variable-decl office:value-type="string" text:name="LIST_HT"/>
        <text:variable-decl office:value-type="string" text:name="LIST_TTC"/>
        <text:variable-decl office:value-type="string" text:name="PAIEMENT_INSCRIPTION"/>
        <text:variable-decl office:value-type="string" text:name="SCHOOL_ADDRESS2"/>
        <text:variable-decl office:value-type="string" text:name="TEST"/>
        <text:variable-decl office:value-type="string" text:name="LEVEL"/>
        <text:variable-decl office:value-type="date" text:name="SESSION_START_DATE"/>
        <text:variable-decl office:value-type="string" text:name="REFERENCE"/>
        <text:variable-decl office:value-type="string" text:name="NUM_FACTURE"/>
        <text:variable-decl office:value-type="date" text:name="DATE_FACTURE"/>
        <text:variable-decl office:value-type="string" text:name="EXPEDITEUR_GENDER"/>
        <text:variable-decl office:value-type="string" text:name="DESTINATAIRE_GENDER"/>
        <text:variable-decl office:value-type="string" text:name="DESTINATAIRE_FIRSTNAME"/>
        <text:variable-decl office:value-type="string" text:name="EXPEDITEUR_FIRSTNAME"/>
        <text:variable-decl office:value-type="string" text:name="EXPEDITEUR_LASTNAME"/>
        <text:variable-decl office:value-type="string" text:name="DESTINATAIRE_LASTNAME"/>
        <text:variable-decl office:value-type="string" text:name="DESTINATAIRE_ADRESS1"/>
        <text:variable-decl office:value-type="string" text:name="DESTINATAIRE_ADRESS2"/>
        <text:variable-decl office:value-type="string" text:name="EXPEDITEUR_ADRESS1"/>
        <text:variable-decl office:value-type="string" text:name="EXPEDITEUR_ADRESS2"/>
        <text:variable-decl office:value-type="string" text:name="EXPEDITEUR_CITY"/>
        <text:variable-decl office:value-type="string" text:name="DESTINATAIRE_CITY"/>
        <text:variable-decl office:value-type="string" text:name="EXPEDITEUR_ZIPCODE"/>
        <text:variable-decl office:value-type="string" text:name="DESTINATAIRE_ZIPCODE"/>
        <text:variable-decl office:value-type="string" text:name="EXPEDITEUR_SOCIETY"/>
        <text:variable-decl office:value-type="string" text:name="DESTINATAIRE_SOCIETY"/>
        <text:variable-decl office:value-type="string" text:name="EXPEDITEUR_SOCIETY_PIED"/>
        <text:variable-decl office:value-type="string" text:name="EXPEDITEUR_ADRESS1_PIED"/>
        <text:variable-decl office:value-type="string" text:name="EXPEDITEUR_ADRESS2_PIED"/>
        <text:variable-decl office:value-type="string" text:name="EXPEDITEUR_CITY_PIED"/>
        <text:variable-decl office:value-type="string" text:name="EXPEDITEUR_ZIPCODE_PIED"/>
        <text:variable-decl office:value-type="string" text:name="EXPEDITEUR_PHONE_PIED"/>
        <text:variable-decl office:value-type="string" text:name="EXPEDITEUR_EMAIL_PIE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638037224528">
          <table:table-cell table:style-name="Tableau7.A1" office:value-type="string">
            <text:p text:style-name="P12"><text:variable-set text:name="EXPEDITEUR_GENDER" office:value-type="string">EXPEDITEUR_GENDER</text:variable-set><text:s/><text:variable-set text:name="EXPEDITEUR_FIRSTNAME" office:value-type="string">EXPEDITEUR_FIRSTNAME</text:variable-set><text:s/><text:variable-set text:name="EXPEDITEUR_LASTNAME" office:value-type="string">EXPEDITEUR_LASTNAME</text:variable-set></text:p>
            <text:p text:style-name="P27"><text:variable-set text:name="EXPEDITEUR_SOCIETY" office:value-type="string">EXPEDITEUR_SOCIETY</text:variable-set></text:p>
            <text:p text:style-name="P12"><text:variable-set text:name="EXPEDITEUR_ADRESS1" office:value-type="string">EXPEDITEUR_ADRESS1</text:variable-set></text:p>
            <text:p text:style-name="P12"><text:variable-set text:name="EXPEDITEUR_ADRESS2" office:value-type="string">EXPEDITEUR_ADRESS2</text:variable-set></text:p>
            <text:p text:style-name="P12"><text:variable-set text:name="EXPEDITEUR_CITY" office:value-type="string">EXPEDITEUR_CITY</text:variable-set></text:p>
            <text:p text:style-name="P25"><text:variable-set text:name="EXPEDITEUR_ZIPCODE" office:value-type="string">EXPEDITEUR_ZIPCODE</text:variable-set></text:p>
            <text:p text:style-name="P12"/>
          </table:table-cell>
          <table:table-cell table:style-name="Tableau7.A1" office:value-type="string">
            <text:p text:style-name="P11">Facture</text:p>
          </table:table-cell>
        </table:table-row>
        <table:table-row table:style-name="TableLine94638037251840">
          <table:table-cell table:style-name="Tableau7.A1" office:value-type="string">
            <text:p text:style-name="P9"/>
          </table:table-cell>
          <table:table-cell table:style-name="Tableau7.A1" office:value-type="string">
            <text:p text:style-name="P12"><text:variable-set text:name="DESTINATAIRE_GENDER" office:value-type="string">DESTINATAIRE_GENDER</text:variable-set><text:s/><text:variable-set text:name="DESTINATAIRE_FIRSTNAME" office:value-type="string">DESTINATAIRE_FIRSTNAME</text:variable-set></text:p>
            <text:p text:style-name="P12"><text:variable-set text:name="DESTINATAIRE_LASTNAME" office:value-type="string">DESTINATAIRE_LASTNAME</text:variable-set></text:p>
            <text:p text:style-name="P12"><text:variable-set text:name="DESTINATAIRE_SOCIETY" office:value-type="string">DESTINATAIRE_SOCIETY</text:variable-set></text:p>
            <text:p text:style-name="P12"><text:variable-set text:name="DESTINATAIRE_ADRESS1" office:value-type="string">DESTINATAIRE_ADRESS1</text:variable-set></text:p>
            <text:p text:style-name="P12"><text:variable-set text:name="DESTINATAIRE_ADRESS2" office:value-type="string">DESTINATAIRE_ADRESS2</text:variable-set></text:p>
            <text:p text:style-name="P12"><text:variable-set text:name="DESTINATAIRE_CITY" office:value-type="string">DESTINATAIRE_CITY</text:variable-set></text:p>
            <text:p text:style-name="P25"><text:variable-set text:name="DESTINATAIRE_ZIPCODE" office:value-type="string">DESTINATAIRE_ZIPCODE</text:variable-set></text:p>
            <text:p text:style-name="P25"/>
            <text:p text:style-name="P25"/>
            <text:p text:style-name="P23">Laon, le <text:variable-set text:name="DATE_FACTURE" text:formula="ooow:DATE_FACTURE" office:value-type="date" office:date-value="1899-12-30" style:data-style-name="N20076">30 décembre 1899</text:variable-set></text:p>
          </table:table-cell>
        </table:table-row>
      </table:table>
      <text:p text:style-name="P13"/>
      <text:p text:style-name="P13"/>
      <text:p text:style-name="P22">Référence <text:span text:style-name="T6">client : </text:span><text:variable-set text:name="USER_NUM_INSCR" office:value-type="string">USER_NUM_INSCR</text:variable-set><text:s/><text:span text:style-name="T8"><text:variable-set text:name="REFERENCE" office:value-type="string">REFERENCE</text:variable-set></text:span></text:p>
      <text:p text:style-name="P22"><text:span text:style-name="T7">Numéro de facture</text:span> : <text:tab/><text:variable-set text:name="NUM_FACTURE" office:value-type="string">NUM_FACTURE</text:variable-set></text:p>
      <text:p text:style-name="P15"/>
      <text:p text:style-name="P16">Moyen de paiement choisi : <text:variable-set text:name="PAIEMENT_INSCRIPTION" office:value-type="string">PAIEMENT_INSCRIPTION</text:variable-set></text:p>
      <text:p text:style-name="P16"/>
      <text:p text:style-name="P15"/>
      <text:p text:style-name="P19">Session du <text:variable-set text:name="SESSION_START_DATE" text:formula="ooow:0" office:value-type="date" office:date-value="1899-12-30" style:data-style-name="N20076">30 décembre 1899</text:variable-set><text:s/>pour <text:variable-set text:name="TEST" office:value-type="string">TEST</text:variable-set><text:s/><text:variable-set text:name="LEVEL" office:value-type="string">LEVEL</text:variable-set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638036642048">
          <table:table-cell table:style-name="Tableau1.A1" office:value-type="string">
            <text:p text:style-name="P10">Description</text:p>
          </table:table-cell>
          <table:table-cell table:style-name="Tableau1.A1" office:value-type="string">
            <text:p text:style-name="P10">Qté</text:p>
          </table:table-cell>
          <table:table-cell table:style-name="Tableau1.A1" office:value-type="string">
            <text:p text:style-name="P10">PU</text:p>
          </table:table-cell>
          <table:table-cell table:style-name="Tableau1.A1" office:value-type="string">
            <text:p text:style-name="P10">HT</text:p>
          </table:table-cell>
          <table:table-cell table:style-name="Tableau1.A1" office:value-type="string">
            <text:p text:style-name="P10">TVA %</text:p>
          </table:table-cell>
          <table:table-cell table:style-name="Tableau1.F1" office:value-type="string">
            <text:p text:style-name="P10">TTC</text:p>
          </table:table-cell>
        </table:table-row>
        <table:table-row table:style-name="TableLine94638037402800">
          <table:table-cell table:style-name="Tableau1.A2" office:value-type="string">
            <text:p text:style-name="P2"><text:variable-set text:name="DESCRIPTIONS" office:value-type="string">DESCRIPTIONS</text:variable-set></text:p>
          </table:table-cell>
          <table:table-cell table:style-name="Tableau1.B2" office:value-type="string">
            <text:p text:style-name="P3"><text:variable-set text:name="QUANTITES" office:value-type="string">QUANTITES</text:variable-set></text:p>
          </table:table-cell>
          <table:table-cell table:style-name="Tableau1.C2" office:value-type="string">
            <text:p text:style-name="P4"><text:variable-set text:name="ARTICLES_PU" office:value-type="string">ARTICLES_PU</text:variable-set></text:p>
          </table:table-cell>
          <table:table-cell table:style-name="Tableau1.D2" office:value-type="string">
            <text:p text:style-name="P4"><text:variable-set text:name="ARTICLES_HT" office:value-type="string">ARTICLES_HT</text:variable-set></text:p>
          </table:table-cell>
          <table:table-cell table:style-name="Tableau1.E2" office:value-type="string">
            <text:p text:style-name="P4"><text:variable-set text:name="ARTICLES_TVA" office:value-type="string">ARTICLES_TVA</text:variable-set></text:p>
          </table:table-cell>
          <table:table-cell table:style-name="Tableau1.F2" office:value-type="string">
            <text:p text:style-name="P4"><text:variable-set text:name="ARTICLES_TTC" office:value-type="string">ARTICLES_TTC</text:variable-set></text:p>
          </table:table-cell>
        </table:table-row>
        <table:table-row table:style-name="TableLine94638037406320">
          <table:table-cell table:style-name="Tableau1.A5" office:value-type="string">
            <text:p text:style-name="P2"/>
          </table:table-cell>
          <table:table-cell table:style-name="Tableau1.B3" office:value-type="string">
            <text:p text:style-name="P2"/>
          </table:table-cell>
          <table:table-cell table:style-name="Tableau1.C3" office:value-type="string">
            <text:p text:style-name="P2"/>
          </table:table-cell>
          <table:table-cell table:style-name="Tableau1.D3" table:number-columns-spanned="2" office:value-type="string">
            <text:p text:style-name="P5"/>
          </table:table-cell>
          <table:covered-table-cell/>
          <table:table-cell table:style-name="Tableau1.F3" office:value-type="string">
            <text:p text:style-name="P2"/>
          </table:table-cell>
        </table:table-row>
        <table:table-row table:style-name="Tableau1.4">
          <table:table-cell table:style-name="Tableau1.A5" office:value-type="string">
            <text:p text:style-name="P2"/>
          </table:table-cell>
          <table:table-cell table:style-name="Tableau1.B4" office:value-type="string">
            <text:p text:style-name="P2"/>
          </table:table-cell>
          <table:table-cell table:style-name="Tableau1.C4" office:value-type="string">
            <text:p text:style-name="P2"/>
          </table:table-cell>
          <table:table-cell table:style-name="Tableau1.D4" table:number-columns-spanned="2" office:value-type="string">
            <text:p text:style-name="P7">TOTAL HT: </text:p>
          </table:table-cell>
          <table:covered-table-cell/>
          <table:table-cell table:style-name="Tableau1.F4" office:value-type="string">
            <text:p text:style-name="P4"><text:variable-set text:name="TOTAL_HT" text:formula="ooow:TOTAL_HT" office:value-type="currency" office:currency="EUR" office:value="0" style:data-style-name="N10123">0.00 €</text:variable-set></text:p>
          </table:table-cell>
        </table:table-row>
        <table:table-row table:style-name="Tableau1.4"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2"/>
          </table:table-cell>
          <table:table-cell table:style-name="Tableau1.C5" office:value-type="string">
            <text:p text:style-name="P2"/>
          </table:table-cell>
          <table:table-cell table:style-name="Tableau1.D5" table:number-columns-spanned="2" office:value-type="string">
            <text:p text:style-name="P7">TOTAL TVA: </text:p>
          </table:table-cell>
          <table:covered-table-cell/>
          <table:table-cell table:style-name="Tableau1.F5" office:value-type="string">
            <text:p text:style-name="P4"><text:variable-set text:name="TOTAL_TVA" text:formula="ooow:TOTAL_TVA" office:value-type="currency" office:currency="EUR" office:value="0" style:data-style-name="N10124">0.00 €</text:variable-set></text:p>
          </table:table-cell>
        </table:table-row>
        <table:table-row table:style-name="Tableau1.6">
          <table:table-cell table:style-name="Tableau1.A6" office:value-type="string">
            <text:p text:style-name="P2"/>
          </table:table-cell>
          <table:table-cell table:style-name="Tableau1.B6" office:value-type="string">
            <text:p text:style-name="P2"/>
          </table:table-cell>
          <table:table-cell table:style-name="Tableau1.C6" office:value-type="string">
            <text:p text:style-name="P2"/>
          </table:table-cell>
          <table:table-cell table:style-name="Tableau1.D6" table:number-columns-spanned="2" office:value-type="string">
            <text:p text:style-name="P7">TOTAL TTC: </text:p>
          </table:table-cell>
          <table:covered-table-cell/>
          <table:table-cell table:style-name="Tableau1.F6" office:value-type="string">
            <text:p text:style-name="P4"><text:variable-set text:name="TOTAL_TTC" text:formula="ooow:TOTAL_TTC" office:value-type="currency" office:currency="EUR" office:value="0" style:data-style-name="N10124">0.00 €</text:variable-set></text:p>
          </table:table-cell>
        </table:table-row>
      </table:table>
      <text:p text:style-name="P15"/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638037420432">
          <table:table-cell table:style-name="Tableau2.A1" office:value-type="string">
            <text:p text:style-name="P8">TVA %</text:p>
          </table:table-cell>
          <table:table-cell table:style-name="Tableau2.A1" office:value-type="string">
            <text:p text:style-name="P8"><text:span text:style-name="T5">Montant</text:span> HT</text:p>
          </table:table-cell>
          <table:table-cell table:style-name="Tableau2.C1" office:value-type="string">
            <text:p text:style-name="P8"><text:span text:style-name="T5">Montant</text:span> TTC</text:p>
          </table:table-cell>
        </table:table-row>
        <table:table-row table:style-name="TableLine94638037430624">
          <table:table-cell table:style-name="Tableau2.A2" office:value-type="string">
            <text:p text:style-name="P6"><text:variable-set text:name="LIST_TVA" office:value-type="string">LIST_TVA</text:variable-set></text:p>
          </table:table-cell>
          <table:table-cell table:style-name="Tableau2.B2" office:value-type="string">
            <text:p text:style-name="P6"><text:variable-set text:name="LIST_HT" office:value-type="string">LIST_HT</text:variable-set></text:p>
          </table:table-cell>
          <table:table-cell table:style-name="Tableau2.C2" office:value-type="string">
            <text:p text:style-name="P6"><text:variable-set text:name="LIST_TTC" office:value-type="string">LIST_TTC</text:variable-set></text:p>
          </table:table-cell>
        </table:table-row>
      </table:table>
      <text:p text:style-name="P17"/>
      <text:p text:style-name="P17"/>
      <text:section text:style-name="Sect1" text:name="Section1">
        <text:p text:style-name="P20">Informations de paiement</text:p>
        <text:p text:style-name="P18"><draw:line text:anchor-type="paragraph" draw:z-index="0" draw:name="Shape1" draw:style-name="gr1" draw:text-style-name="P34" svg:x1="-0.005cm" svg:y1="0.183cm" svg:x2="10.143cm" svg:y2="0.183cm"><text:p/></draw:line></text:p>
        <text:p text:style-name="P21"/>
        <text:p text:style-name="P18">Vous pouvez nous payer par chèque en envoyant votre règlement à l’adresse suivante :</text:p>
        <text:p text:style-name="P18"/>
        <table:table table:name="Tableau3" table:style-name="Tableau3">
          <table:table-column table:style-name="Tableau3.A"/>
          <table:table-row table:style-name="TableLine94638037464528">
            <table:table-cell table:style-name="Tableau3.A1" office:value-type="string">
              <text:p text:style-name="P28"><text:variable-set text:name="EXPEDITEUR_SOCIETY" office:value-type="string">EXPEDITEUR_SOCIETY</text:variable-set></text:p>
              <text:p text:style-name="P26"><text:variable-set text:name="EXPEDITEUR_ADRESS1" office:value-type="string">EXPEDITEUR_ADRESS1</text:variable-set></text:p>
              <text:p text:style-name="P26"><text:variable-set text:name="EXPEDITEUR_CITY" office:value-type="string">EXPEDITEUR_CITY</text:variable-set></text:p>
              <text:p text:style-name="P29"><text:variable-set text:name="EXPEDITEUR_ZIPCODE" office:value-type="string">EXPEDITEUR_ZIPCODE</text:variable-set></text:p>
            </table:table-cell>
          </table:table-row>
        </table:table>
        <text:p text:style-name="P18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105fc6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11763d4" style:font-size-asian="8pt" style:font-size-complex="8pt"/>
    </style:style>
    <style:style style:name="MP4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MT1" style:family="text">
      <style:text-properties officeooo:rsid="0100e41b"/>
    </style:style>
    <style:style style:name="MT2" style:family="text">
      <style:text-properties style:font-name="Liberation Serif" fo:font-size="8pt" officeooo:rsid="00da37ce" style:font-size-asian="8pt" style:font-size-complex="8pt"/>
    </style:style>
    <style:style style:name="MT3" style:family="text">
      <style:text-properties style:font-name="Liberation Serif" fo:font-size="8pt" officeooo:rsid="011763d4" style:font-size-asian="8pt" style:font-size-complex="8pt"/>
    </style:style>
    <style:style style:name="MT4" style:family="text">
      <style:text-properties style:font-name="Liberation Serif" fo:font-size="8pt" style:font-size-asian="8pt" style:font-size-complex="8pt"/>
    </style:style>
    <style:style style:name="MT5" style:family="text">
      <style:text-properties style:font-name="Liberation Serif" fo:font-size="8pt" officeooo:rsid="00e831e4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EXPEDITEUR_ADRESS1_PIED"/>
          <text:variable-decl office:value-type="string" text:name="EXPEDITEUR_ADRESS2_PIED"/>
          <text:variable-decl office:value-type="string" text:name="EXPEDITEUR_CITY_PIED"/>
          <text:variable-decl office:value-type="string" text:name="EXPEDITEUR_EMAIL_PIED"/>
          <text:variable-decl office:value-type="string" text:name="EXPEDITEUR_PHONE_PIED"/>
          <text:variable-decl office:value-type="string" text:name="EXPEDITEUR_SOCIETY_PIED"/>
          <text:variable-decl office:value-type="string" text:name="EXPEDITEUR_ZIPCODE_PIED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EXPEDITEUR_SOCIETY_PIED" office:value-type="string">EXPEDITEUR_SOCIETY_PIED</text:variable-set><text:s/>- <text:variable-set text:name="EXPEDITEUR_ADRESS1_PIED" office:value-type="string">EXPEDITEUR_ADRESS1_PIED</text:variable-set><text:s/>- <text:variable-set text:name="EXPEDITEUR_ADRESS2_PIED" office:value-type="string">EXPEDITEUR_ADRESS2_PIED</text:variable-set></text:p>
        <text:p text:style-name="MP3"><text:variable-set text:name="EXPEDITEUR_CITY_PIED" office:value-type="string">EXPEDITEUR_CITY_PIED</text:variable-set><text:s/><text:variable-set text:name="EXPEDITEUR_ZIPCODE_PIED" office:value-type="string">EXPEDITEUR_ZIPCODE_PIED</text:variable-set></text:p>
        <text:p text:style-name="MP4"><text:span text:style-name="MT2">Email : </text:span><text:span text:style-name="MT3"><text:variable-set text:name="EXPEDITEUR_PHONE_PIED" office:value-type="string">EXPEDITEUR_PHONE_PIED</text:variable-set></text:span><text:span text:style-name="MT4"><text:s/></text:span><text:span text:style-name="MT5">| </text:span><text:span text:style-name="MT2">Phone: </text:span><text:span text:style-name="MT3"><text:variable-set text:name="EXPEDITEUR_EMAIL_PIED" office:value-type="string">EXPEDITEUR_EMAIL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9-03T14:35:58.951957981</dc:date>
    <meta:editing-duration>PT11H35M1S</meta:editing-duration>
    <meta:editing-cycles>212</meta:editing-cycles>
    <meta:generator>LibreOffice/6.4.7.2$Linux_X86_64 LibreOffice_project/40$Build-2</meta:generator>
    <meta:document-statistic meta:table-count="4" meta:image-count="0" meta:object-count="0" meta:page-count="1" meta:paragraph-count="53" meta:word-count="118" meta:character-count="1062" meta:non-whitespace-character-count="993"/>
  </office:meta>
</office:document-meta>
</file>